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cm" fo:margin-bottom="0cm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8">
      <style:paragraph-properties fo:margin-top="0cm" fo:margin-bottom="0cm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cm" fo:margin-bottom="0cm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0">
      <style:paragraph-properties fo:margin-top="0cm" fo:margin-bottom="0cm" style:contextual-spacing="false"/>
    </style:style>
    <style:style style:name="P25" style:family="paragraph" style:parent-style-name="Text_20_body" style:list-style-name="L11"/>
    <style:style style:name="P26" style:family="paragraph" style:parent-style-name="Text_20_body" style:list-style-name="L11">
      <style:paragraph-properties fo:margin-top="0cm" fo:margin-bottom="0cm" style:contextual-spacing="false"/>
    </style:style>
    <style:style style:name="P27" style:family="paragraph" style:parent-style-name="Text_20_body" style:list-style-name="L12"/>
    <style:style style:name="P28" style:family="paragraph" style:parent-style-name="Text_20_body" style:list-style-name="L12">
      <style:paragraph-properties fo:margin-top="0cm" fo:margin-bottom="0cm" style:contextual-spacing="false"/>
    </style:style>
    <style:style style:name="P29" style:family="paragraph" style:parent-style-name="Text_20_body" style:list-style-name="L13"/>
    <style:style style:name="P30" style:family="paragraph" style:parent-style-name="Text_20_body" style:list-style-name="L13">
      <style:paragraph-properties fo:margin-top="0cm" fo:margin-bottom="0cm" style:contextual-spacing="false"/>
    </style:style>
    <style:style style:name="P31" style:family="paragraph" style:parent-style-name="Text_20_body" style:list-style-name="L14"/>
    <style:style style:name="P32" style:family="paragraph" style:parent-style-name="Text_20_body" style:list-style-name="L14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Daftar Halaman Ternormalisasi untuk Sistem Asset Maintenance Mall Berdasarkan Peran Pengguna</text:span></text:h>
      <text:p text:style-name="Text_20_body">Untuk memastikan sistem <text:span text:style-name="Strong_20_Emphasis">Asset Maintenance Mall</text:span> terstruktur dengan baik dan efisien, berikut adalah daftar halaman (UI screens) yang direkomendasikan, dikategorikan berdasarkan peran pengguna: <text:span text:style-name="Strong_20_Emphasis">Admin</text:span>, <text:span text:style-name="Strong_20_Emphasis">Manager</text:span>, <text:span text:style-name="Strong_20_Emphasis">Supervisor</text:span>, dan <text:span text:style-name="Strong_20_Emphasis">Technician</text:span>. Desain ini memastikan bahwa perubahan pada <text:span text:style-name="Strong_20_Emphasis">Checklist Templates</text:span> tidak mempengaruhi <text:span text:style-name="Strong_20_Emphasis">Checklists</text:span> yang telah dikerjakan sebelumnya.</text:p>
      <text:p text:style-name="Horizontal_20_Line"/>
      <text:h text:style-name="Heading_20_4" text:outline-level="4"><text:span text:style-name="Strong_20_Emphasis">1. Halaman Umum (Accessible oleh Semua Pengguna)</text:span></text:h>
      <text:list xml:id="list2124512514" text:style-name="L8">
        <text:list-item>
          <text:p text:style-name="P20"><text:span text:style-name="Strong_20_Emphasis">Login Page</text:span></text:p>
          <text:list>
            <text:list-item>
              <text:p text:style-name="P20"><text:span text:style-name="Strong_20_Emphasis">Deskripsi:</text:span> Autentikasi pengguna untuk mengakses sistem.</text:p>
            </text:list-item>
            <text:list-item>
              <text:p text:style-name="P20"><text:span text:style-name="Strong_20_Emphasis">Fitur Utama:</text:span></text:p>
              <text:list>
                <text:list-item>
                  <text:p text:style-name="P20">Form login (username &amp; password)</text:p>
                </text:list-item>
                <text:list-item>
                  <text:p text:style-name="P19">Tautan ke dokumentasi atau bantuan (opsional)</text:p>
                </text:list-item>
              </text:list>
            </text:list-item>
          </text:list>
        </text:list-item>
      </text:list>
      <text:p text:style-name="Horizontal_20_Line"/>
      <text:h text:style-name="Heading_20_4" text:outline-level="4"><text:span text:style-name="Strong_20_Emphasis">2. Halaman untuk Admin</text:span></text:h>
      <text:p text:style-name="Text_20_body"><text:span text:style-name="Strong_20_Emphasis">Admin</text:span> memiliki kontrol penuh atas manajemen aset dan pengguna dalam sistem.</text:p>
      <text:list xml:id="list2280394934" text:style-name="L9">
        <text:list-item>
          <text:p text:style-name="P21"><text:span text:style-name="Strong_20_Emphasis">Admin Dashboard</text:span></text:p>
          <text:list>
            <text:list-item>
              <text:p text:style-name="P22"><text:span text:style-name="Strong_20_Emphasis">Deskripsi:</text:span> Tampilan utama Admin dengan akses ke semua fungsi manajemen.</text:p>
            </text:list-item>
            <text:list-item>
              <text:p text:style-name="P22"><text:span text:style-name="Strong_20_Emphasis">Fitur Utama:</text:span></text:p>
              <text:list>
                <text:list-item>
                  <text:p text:style-name="P22">Ringkasan aktivitas sistem</text:p>
                </text:list-item>
                <text:list-item>
                  <text:p text:style-name="P22">Navigasi ke manajemen aset, pengguna, checklist templates, audit logs, dan settings</text:p>
                </text:list-item>
              </text:list>
            </text:list-item>
          </text:list>
        </text:list-item>
        <text:list-item>
          <text:p text:style-name="P21"><text:span text:style-name="Strong_20_Emphasis">Asset Management</text:span></text:p>
          <text:list>
            <text:list-item>
              <text:p text:style-name="P22"><text:span text:style-name="Strong_20_Emphasis">Asset List Page</text:span></text:p>
              <text:list>
                <text:list-item>
                  <text:p text:style-name="P22"><text:span text:style-name="Strong_20_Emphasis">Deskripsi:</text:span> Daftar semua aset dengan opsi pencarian, filter, dan sorting.</text:p>
                </text:list-item>
                <text:list-item>
                  <text:p text:style-name="P22"><text:span text:style-name="Strong_20_Emphasis">Fitur Utama:</text:span></text:p>
                  <text:list>
                    <text:list-item>
                      <text:p text:style-name="P22">Tabel aset (nama, tipe, lokasi, status, dll.)</text:p>
                    </text:list-item>
                    <text:list-item>
                      <text:p text:style-name="P22">Opsi tambah, edit, hapus aset</text:p>
                    </text:list-item>
                    <text:list-item>
                      <text:p text:style-name="P22">Link ke <text:span text:style-name="Strong_20_Emphasis">Asset Details Page</text:span></text:p>
                    </text:list-item>
                  </text:list>
                </text:list-item>
              </text:list>
            </text:list-item>
            <text:list-item>
              <text:p text:style-name="P22"><text:span text:style-name="Strong_20_Emphasis">Add/Edit Asset Page</text:span></text:p>
              <text:list>
                <text:list-item>
                  <text:p text:style-name="P22"><text:span text:style-name="Strong_20_Emphasis">Deskripsi:</text:span> Form untuk menambah atau mengedit detail aset.</text:p>
                </text:list-item>
                <text:list-item>
                  <text:p text:style-name="P22"><text:span text:style-name="Strong_20_Emphasis">Fitur Utama:</text:span></text:p>
                  <text:list>
                    <text:list-item>
                      <text:p text:style-name="P22">Input field untuk nama aset, tipe aset, lokasi, status, tanggal pemasangan, dll.</text:p>
                    </text:list-item>
                    <text:list-item>
                      <text:p text:style-name="P22">Dropdown untuk memilih tipe aset, floor, status, dan divisi</text:p>
                    </text:list-item>
                  </text:list>
                </text:list-item>
              </text:list>
            </text:list-item>
            <text:list-item>
              <text:p text:style-name="P22"><text:span text:style-name="Strong_20_Emphasis">Asset Details Page</text:span></text:p>
              <text:list>
                <text:list-item>
                  <text:p text:style-name="P22"><text:span text:style-name="Strong_20_Emphasis">Deskripsi:</text:span> Detail lengkap tentang aset tertentu.</text:p>
                </text:list-item>
                <text:list-item>
                  <text:p text:style-name="P22"><text:soft-page-break/><text:span text:style-name="Strong_20_Emphasis">Fitur Utama:</text:span></text:p>
                  <text:list>
                    <text:list-item>
                      <text:p text:style-name="P22">Informasi aset lengkap</text:p>
                    </text:list-item>
                    <text:list-item>
                      <text:p text:style-name="P22">Daftar checklists terkait aset</text:p>
                    </text:list-item>
                    <text:list-item>
                      <text:p text:style-name="P22">Riwayat pemeliharaa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<text:span text:style-name="Strong_20_Emphasis">User Management</text:span></text:p>
          <text:list>
            <text:list-item>
              <text:p text:style-name="P22"><text:span text:style-name="Strong_20_Emphasis">User List Page</text:span></text:p>
              <text:list>
                <text:list-item>
                  <text:p text:style-name="P22"><text:span text:style-name="Strong_20_Emphasis">Deskripsi:</text:span> Daftar semua pengguna dengan opsi pencarian, filter, dan sorting.</text:p>
                </text:list-item>
                <text:list-item>
                  <text:p text:style-name="P22"><text:span text:style-name="Strong_20_Emphasis">Fitur Utama:</text:span></text:p>
                  <text:list>
                    <text:list-item>
                      <text:p text:style-name="P22">Tabel pengguna (username, peran, divisi, dll.)</text:p>
                    </text:list-item>
                    <text:list-item>
                      <text:p text:style-name="P22">Opsi tambah, edit, hapus pengguna</text:p>
                    </text:list-item>
                    <text:list-item>
                      <text:p text:style-name="P22">Link ke <text:span text:style-name="Strong_20_Emphasis">User Details Page</text:span></text:p>
                    </text:list-item>
                  </text:list>
                </text:list-item>
              </text:list>
            </text:list-item>
            <text:list-item>
              <text:p text:style-name="P22"><text:span text:style-name="Strong_20_Emphasis">Add/Edit User Page</text:span></text:p>
              <text:list>
                <text:list-item>
                  <text:p text:style-name="P22"><text:span text:style-name="Strong_20_Emphasis">Deskripsi:</text:span> Form untuk menambah atau mengedit detail pengguna.</text:p>
                </text:list-item>
                <text:list-item>
                  <text:p text:style-name="P22"><text:span text:style-name="Strong_20_Emphasis">Fitur Utama:</text:span></text:p>
                  <text:list>
                    <text:list-item>
                      <text:p text:style-name="P22">Input field untuk username, password, peran, dan divisi</text:p>
                    </text:list-item>
                    <text:list-item>
                      <text:p text:style-name="P22">Dropdown untuk memilih peran dan divisi</text:p>
                    </text:list-item>
                  </text:list>
                </text:list-item>
              </text:list>
            </text:list-item>
            <text:list-item>
              <text:p text:style-name="P22"><text:span text:style-name="Strong_20_Emphasis">User Details Page</text:span></text:p>
              <text:list>
                <text:list-item>
                  <text:p text:style-name="P22"><text:span text:style-name="Strong_20_Emphasis">Deskripsi:</text:span> Detail lengkap tentang pengguna tertentu.</text:p>
                </text:list-item>
                <text:list-item>
                  <text:p text:style-name="P22"><text:span text:style-name="Strong_20_Emphasis">Fitur Utama:</text:span></text:p>
                  <text:list>
                    <text:list-item>
                      <text:p text:style-name="P22">Informasi pengguna lengkap</text:p>
                    </text:list-item>
                    <text:list-item>
                      <text:p text:style-name="P22">Riwayat aktivitas penggun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<text:span text:style-name="Strong_20_Emphasis">Checklist Templates Management</text:span></text:p>
          <text:list>
            <text:list-item>
              <text:p text:style-name="P22"><text:span text:style-name="Strong_20_Emphasis">Checklist Templates List Page</text:span></text:p>
              <text:list>
                <text:list-item>
                  <text:p text:style-name="P22"><text:span text:style-name="Strong_20_Emphasis">Deskripsi:</text:span> Daftar semua checklist templates.</text:p>
                </text:list-item>
                <text:list-item>
                  <text:p text:style-name="P22"><text:span text:style-name="Strong_20_Emphasis">Fitur Utama:</text:span></text:p>
                  <text:list>
                    <text:list-item>
                      <text:p text:style-name="P22">Tabel templates (nama template, divisi, versi, tanggal pembuatan)</text:p>
                    </text:list-item>
                    <text:list-item>
                      <text:p text:style-name="P22">Opsi tambah, edit, hapus template</text:p>
                    </text:list-item>
                  </text:list>
                </text:list-item>
              </text:list>
            </text:list-item>
            <text:list-item>
              <text:p text:style-name="P22"><text:span text:style-name="Strong_20_Emphasis">Add/Edit Checklist Template Page</text:span></text:p>
              <text:list>
                <text:list-item>
                  <text:p text:style-name="P22"><text:span text:style-name="Strong_20_Emphasis">Deskripsi:</text:span> Form untuk menambah atau mengedit checklist template.</text:p>
                </text:list-item>
                <text:list-item>
                  <text:p text:style-name="P22"><text:span text:style-name="Strong_20_Emphasis">Fitur Utama:</text:span></text:p>
                  <text:list>
                    <text:list-item>
                      <text:p text:style-name="P22">Input field untuk nama template, divisi</text:p>
                    </text:list-item>
                    <text:list-item>
                      <text:p text:style-name="P22">Daftar item checklist yang bisa ditambahkan atau dihap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<text:span text:style-name="Strong_20_Emphasis">Audit Logs Page</text:span></text:p>
          <text:list>
            <text:list-item>
              <text:p text:style-name="P22"><text:span text:style-name="Strong_20_Emphasis">Deskripsi:</text:span> Menampilkan semua log audit yang mencatat aktivitas pengguna dalam sistem.</text:p>
            </text:list-item>
            <text:list-item>
              <text:p text:style-name="P22"><text:span text:style-name="Strong_20_Emphasis">Fitur Utama:</text:span></text:p>
              <text:list>
                <text:list-item>
                  <text:p text:style-name="P22">Tabel audit logs (user, aksi, tabel, record ID, timestamp, deskripsi)</text:p>
                </text:list-item>
                <text:list-item>
                  <text:p text:style-name="P22">Opsi filter berdasarkan tanggal, pengguna, aksi, dll.</text:p>
                </text:list-item>
              </text:list>
            </text:list-item>
          </text:list>
        </text:list-item>
        <text:list-item>
          <text:p text:style-name="P21"><text:span text:style-name="Strong_20_Emphasis">Settings Page</text:span></text:p>
          <text:list>
            <text:list-item>
              <text:p text:style-name="P22"><text:span text:style-name="Strong_20_Emphasis">Deskripsi:</text:span> Pengaturan sistem seperti konfigurasi email, integrasi, backup, dll.</text:p>
            </text:list-item>
            <text:list-item>
              <text:p text:style-name="P22"><text:span text:style-name="Strong_20_Emphasis">Fitur Utama:</text:span></text:p>
              <text:list>
                <text:list-item>
                  <text:p text:style-name="P22"><text:soft-page-break/>Pengaturan sistem</text:p>
                </text:list-item>
                <text:list-item>
                  <text:p text:style-name="P22">Manajemen integrasi</text:p>
                </text:list-item>
                <text:list-item>
                  <text:p text:style-name="P21">Backup dan restore data</text:p>
                </text:list-item>
              </text:list>
            </text:list-item>
          </text:list>
        </text:list-item>
      </text:list>
      <text:p text:style-name="Horizontal_20_Line"/>
      <text:h text:style-name="Heading_20_4" text:outline-level="4"><text:span text:style-name="Strong_20_Emphasis">3. Halaman untuk Manager</text:span></text:h>
      <text:p text:style-name="Text_20_body"><text:span text:style-name="Strong_20_Emphasis">Manager</text:span> bertanggung jawab untuk memantau aktivitas pemeliharaan dan menghasilkan laporan strategis.</text:p>
      <text:list xml:id="list168777237" text:style-name="L10">
        <text:list-item>
          <text:p text:style-name="P23"><text:span text:style-name="Strong_20_Emphasis">Manager Dashboard</text:span></text:p>
          <text:list>
            <text:list-item>
              <text:p text:style-name="P24"><text:span text:style-name="Strong_20_Emphasis">Deskripsi:</text:span> Tampilan utama Manager dengan akses ke laporan dan pemantauan aktivitas.</text:p>
            </text:list-item>
            <text:list-item>
              <text:p text:style-name="P24"><text:span text:style-name="Strong_20_Emphasis">Fitur Utama:</text:span></text:p>
              <text:list>
                <text:list-item>
                  <text:p text:style-name="P24">Ringkasan kinerja divisi dan aset</text:p>
                </text:list-item>
                <text:list-item>
                  <text:p text:style-name="P24">Notifikasi masalah atau eskalasi</text:p>
                </text:list-item>
                <text:list-item>
                  <text:p text:style-name="P24">Navigasi ke <text:span text:style-name="Strong_20_Emphasis">Reports Page (Manager)</text:span> dan <text:span text:style-name="Strong_20_Emphasis">Audit Logs Page</text:span></text:p>
                </text:list-item>
              </text:list>
            </text:list-item>
          </text:list>
        </text:list-item>
        <text:list-item>
          <text:p text:style-name="P23"><text:span text:style-name="Strong_20_Emphasis">Reports Page (Manager)</text:span></text:p>
          <text:list>
            <text:list-item>
              <text:p text:style-name="P24"><text:span text:style-name="Strong_20_Emphasis">Deskripsi:</text:span> Halaman untuk menghasilkan dan melihat berbagai laporan terkait pemeliharaan aset.</text:p>
            </text:list-item>
            <text:list-item>
              <text:p text:style-name="P24"><text:span text:style-name="Strong_20_Emphasis">Fitur Utama:</text:span></text:p>
              <text:list>
                <text:list-item>
                  <text:p text:style-name="P24">Opsi untuk memilih jenis laporan (misalnya, laporan checklist, laporan performa divisi)</text:p>
                </text:list-item>
                <text:list-item>
                  <text:p text:style-name="P24">Filter berdasarkan tanggal, divisi, status, dll.</text:p>
                </text:list-item>
                <text:list-item>
                  <text:p text:style-name="P24">Export laporan dalam format PDF atau Excel</text:p>
                </text:list-item>
              </text:list>
            </text:list-item>
          </text:list>
        </text:list-item>
        <text:list-item>
          <text:p text:style-name="P23"><text:span text:style-name="Strong_20_Emphasis">Audit Logs Page</text:span></text:p>
          <text:list>
            <text:list-item>
              <text:p text:style-name="P24"><text:span text:style-name="Strong_20_Emphasis">Deskripsi:</text:span> Sama seperti halaman Audit Logs untuk Admin, tetapi hanya dapat diakses oleh Manager.</text:p>
            </text:list-item>
            <text:list-item>
              <text:p text:style-name="P24"><text:span text:style-name="Strong_20_Emphasis">Fitur Utama:</text:span></text:p>
              <text:list>
                <text:list-item>
                  <text:p text:style-name="P24">Tabel audit logs (user, aksi, tabel, record ID, timestamp, deskripsi)</text:p>
                </text:list-item>
                <text:list-item>
                  <text:p text:style-name="P23">Opsi filter berdasarkan tanggal, pengguna, aksi, dll.</text:p>
                </text:list-item>
              </text:list>
            </text:list-item>
          </text:list>
        </text:list-item>
      </text:list>
      <text:p text:style-name="Horizontal_20_Line"/>
      <text:h text:style-name="Heading_20_4" text:outline-level="4"><text:span text:style-name="Strong_20_Emphasis">4. Halaman untuk Supervisor</text:span></text:h>
      <text:p text:style-name="Text_20_body"><text:span text:style-name="Strong_20_Emphasis">Supervisor</text:span> mengelola checklists dan memantau tugas pemeliharaan dalam divisinya.</text:p>
      <text:list xml:id="list1831655103" text:style-name="L11">
        <text:list-item>
          <text:p text:style-name="P25"><text:span text:style-name="Strong_20_Emphasis">Supervisor Dashboard</text:span></text:p>
          <text:list>
            <text:list-item>
              <text:p text:style-name="P26"><text:span text:style-name="Strong_20_Emphasis">Deskripsi:</text:span> Tampilan utama Supervisor dengan akses ke manajemen checklists dan pemantauan tugas.</text:p>
            </text:list-item>
            <text:list-item>
              <text:p text:style-name="P26"><text:span text:style-name="Strong_20_Emphasis">Fitur Utama:</text:span></text:p>
              <text:list>
                <text:list-item>
                  <text:p text:style-name="P26">Ringkasan status checklists dan tugas</text:p>
                </text:list-item>
                <text:list-item>
                  <text:p text:style-name="P26">Notifikasi tugas yang perlu tindak lanjut</text:p>
                </text:list-item>
                <text:list-item>
                  <text:p text:style-name="P26"><text:soft-page-break/>Navigasi ke <text:span text:style-name="Strong_20_Emphasis">Checklists Management</text:span>, <text:span text:style-name="Strong_20_Emphasis">Checklist Templates Management</text:span>, dan <text:span text:style-name="Strong_20_Emphasis">Reports Page (Divisi)</text:span></text:p>
                </text:list-item>
              </text:list>
            </text:list-item>
          </text:list>
        </text:list-item>
        <text:list-item>
          <text:p text:style-name="P25"><text:span text:style-name="Strong_20_Emphasis">Checklists Management</text:span></text:p>
          <text:list>
            <text:list-item>
              <text:p text:style-name="P26"><text:span text:style-name="Strong_20_Emphasis">Checklists List Page</text:span></text:p>
              <text:list>
                <text:list-item>
                  <text:p text:style-name="P26"><text:span text:style-name="Strong_20_Emphasis">Deskripsi:</text:span> Daftar semua checklists yang dibuat oleh Supervisor.</text:p>
                </text:list-item>
                <text:list-item>
                  <text:p text:style-name="P26"><text:span text:style-name="Strong_20_Emphasis">Fitur Utama:</text:span></text:p>
                  <text:list>
                    <text:list-item>
                      <text:p text:style-name="P26">Tabel checklists (asset, tanggal checklist, status, dll.)</text:p>
                    </text:list-item>
                    <text:list-item>
                      <text:p text:style-name="P26">Opsi buat checklist baru, edit, hapus</text:p>
                    </text:list-item>
                    <text:list-item>
                      <text:p text:style-name="P26">Link ke <text:span text:style-name="Strong_20_Emphasis">Checklist Details Page</text:span></text:p>
                    </text:list-item>
                  </text:list>
                </text:list-item>
              </text:list>
            </text:list-item>
            <text:list-item>
              <text:p text:style-name="P26"><text:span text:style-name="Strong_20_Emphasis">Add/Edit Checklist Page</text:span></text:p>
              <text:list>
                <text:list-item>
                  <text:p text:style-name="P26"><text:span text:style-name="Strong_20_Emphasis">Deskripsi:</text:span> Form untuk membuat atau mengedit checklist untuk aset tertentu.</text:p>
                </text:list-item>
                <text:list-item>
                  <text:p text:style-name="P26"><text:span text:style-name="Strong_20_Emphasis">Fitur Utama:</text:span></text:p>
                  <text:list>
                    <text:list-item>
                      <text:p text:style-name="P26">Pilih asset</text:p>
                    </text:list-item>
                    <text:list-item>
                      <text:p text:style-name="P26">Pilih template (jika menggunakan)</text:p>
                    </text:list-item>
                    <text:list-item>
                      <text:p text:style-name="P26">Tambahkan atau edit checklist item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"><text:span text:style-name="Strong_20_Emphasis">Checklist Templates Management</text:span></text:p>
          <text:list>
            <text:list-item>
              <text:p text:style-name="P26"><text:span text:style-name="Strong_20_Emphasis">Checklist Templates List Page</text:span></text:p>
              <text:list>
                <text:list-item>
                  <text:p text:style-name="P26"><text:span text:style-name="Strong_20_Emphasis">Deskripsi:</text:span> Daftar semua checklist templates yang dapat digunakan oleh Supervisor.</text:p>
                </text:list-item>
                <text:list-item>
                  <text:p text:style-name="P26"><text:span text:style-name="Strong_20_Emphasis">Fitur Utama:</text:span></text:p>
                  <text:list>
                    <text:list-item>
                      <text:p text:style-name="P26">Tabel templates (nama template, divisi, versi, tanggal pembuatan)</text:p>
                    </text:list-item>
                    <text:list-item>
                      <text:p text:style-name="P26">Opsi buat, edit, hapus template</text:p>
                    </text:list-item>
                  </text:list>
                </text:list-item>
              </text:list>
            </text:list-item>
            <text:list-item>
              <text:p text:style-name="P26"><text:span text:style-name="Strong_20_Emphasis">Add/Edit Checklist Template Page</text:span></text:p>
              <text:list>
                <text:list-item>
                  <text:p text:style-name="P26"><text:span text:style-name="Strong_20_Emphasis">Deskripsi:</text:span> Form untuk membuat atau mengedit checklist template.</text:p>
                </text:list-item>
                <text:list-item>
                  <text:p text:style-name="P26"><text:span text:style-name="Strong_20_Emphasis">Fitur Utama:</text:span></text:p>
                  <text:list>
                    <text:list-item>
                      <text:p text:style-name="P26">Input field untuk nama template, divisi</text:p>
                    </text:list-item>
                    <text:list-item>
                      <text:p text:style-name="P26">Daftar item checklist yang bisa ditambahkan atau dihap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"><text:span text:style-name="Strong_20_Emphasis">Reports Page (Divisi)</text:span></text:p>
          <text:list>
            <text:list-item>
              <text:p text:style-name="P26"><text:span text:style-name="Strong_20_Emphasis">Deskripsi:</text:span> Halaman untuk menghasilkan laporan khusus divisinya.</text:p>
            </text:list-item>
            <text:list-item>
              <text:p text:style-name="P26"><text:span text:style-name="Strong_20_Emphasis">Fitur Utama:</text:span></text:p>
              <text:list>
                <text:list-item>
                  <text:p text:style-name="P26">Opsi untuk memilih jenis laporan (misalnya, progres pemeliharaan, kinerja teknisi)</text:p>
                </text:list-item>
                <text:list-item>
                  <text:p text:style-name="P26">Filter berdasarkan tanggal, status, aset, dll.</text:p>
                </text:list-item>
                <text:list-item>
                  <text:p text:style-name="P25">Export laporan dalam format PDF atau Excel</text:p>
                </text:list-item>
              </text:list>
            </text:list-item>
          </text:list>
        </text:list-item>
      </text:list>
      <text:p text:style-name="Horizontal_20_Line"/>
      <text:h text:style-name="Heading_20_4" text:outline-level="4"><text:span text:style-name="Strong_20_Emphasis">5. Halaman untuk Technician</text:span></text:h>
      <text:p text:style-name="Text_20_body"><text:span text:style-name="Strong_20_Emphasis">Technician</text:span> bertanggung jawab untuk menyelesaikan tugas pemeliharaan yang tercantum dalam checklist.</text:p>
      <text:list xml:id="list197757963" text:style-name="L12">
        <text:list-item>
          <text:p text:style-name="P27"><text:span text:style-name="Strong_20_Emphasis">Technician Dashboard</text:span></text:p>
          <text:list>
            <text:list-item>
              <text:p text:style-name="P28"><text:soft-page-break/><text:span text:style-name="Strong_20_Emphasis">Deskripsi:</text:span> Tampilan utama Technician dengan akses ke tugas pemeliharaan yang harus diselesaikan.</text:p>
            </text:list-item>
            <text:list-item>
              <text:p text:style-name="P28"><text:span text:style-name="Strong_20_Emphasis">Fitur Utama:</text:span></text:p>
              <text:list>
                <text:list-item>
                  <text:p text:style-name="P28">Ringkasan tugas yang pending dan selesai</text:p>
                </text:list-item>
                <text:list-item>
                  <text:p text:style-name="P28">Notifikasi tugas baru atau perubahan tugas</text:p>
                </text:list-item>
                <text:list-item>
                  <text:p text:style-name="P28">Navigasi ke <text:span text:style-name="Strong_20_Emphasis">Tasks Page</text:span> dan <text:span text:style-name="Strong_20_Emphasis">Asset Details Page</text:span></text:p>
                </text:list-item>
              </text:list>
            </text:list-item>
          </text:list>
        </text:list-item>
        <text:list-item>
          <text:p text:style-name="P27"><text:span text:style-name="Strong_20_Emphasis">Tasks Page</text:span></text:p>
          <text:list>
            <text:list-item>
              <text:p text:style-name="P28"><text:span text:style-name="Strong_20_Emphasis">Deskripsi:</text:span> Daftar semua checklist items yang harus diselesaikan oleh Technician.</text:p>
            </text:list-item>
            <text:list-item>
              <text:p text:style-name="P28"><text:span text:style-name="Strong_20_Emphasis">Fitur Utama:</text:span></text:p>
              <text:list>
                <text:list-item>
                  <text:p text:style-name="P28">Tabel tugas (asset, item description, status, tanggal selesai)</text:p>
                </text:list-item>
                <text:list-item>
                  <text:p text:style-name="P28">Opsi untuk memperbarui status tugas (Completed/Failed)</text:p>
                </text:list-item>
                <text:list-item>
                  <text:p text:style-name="P28">Form untuk menambahkan remarks dan mengisi tanggal penyelesaian</text:p>
                </text:list-item>
                <text:list-item>
                  <text:p text:style-name="P28"><text:span text:style-name="Strong_20_Emphasis">Integrasi QR Code:</text:span> Teknisi dapat memindai QR Code pada aset untuk langsung mengakses form checklist</text:p>
                </text:list-item>
              </text:list>
            </text:list-item>
          </text:list>
        </text:list-item>
        <text:list-item>
          <text:p text:style-name="P27"><text:span text:style-name="Strong_20_Emphasis">Asset Details Page</text:span></text:p>
          <text:list>
            <text:list-item>
              <text:p text:style-name="P28"><text:span text:style-name="Strong_20_Emphasis">Deskripsi:</text:span> Detail lengkap tentang aset yang sedang dipelihara.</text:p>
            </text:list-item>
            <text:list-item>
              <text:p text:style-name="P28"><text:span text:style-name="Strong_20_Emphasis">Fitur Utama:</text:span></text:p>
              <text:list>
                <text:list-item>
                  <text:p text:style-name="P28">Informasi aset (nama, tipe, lokasi, status, tanggal pemasangan, dll.)</text:p>
                </text:list-item>
                <text:list-item>
                  <text:p text:style-name="P28">Daftar checklist items terkait aset</text:p>
                </text:list-item>
                <text:list-item>
                  <text:p text:style-name="P28">Riwayat pemeliharaan aset</text:p>
                </text:list-item>
              </text:list>
            </text:list-item>
          </text:list>
        </text:list-item>
        <text:list-item>
          <text:p text:style-name="P27"><text:span text:style-name="Strong_20_Emphasis">Reports Page (Personal)</text:span></text:p>
          <text:list>
            <text:list-item>
              <text:p text:style-name="P28"><text:span text:style-name="Strong_20_Emphasis">Deskripsi:</text:span> Halaman untuk melihat laporan tugas yang telah diselesaikan oleh Technician.</text:p>
            </text:list-item>
            <text:list-item>
              <text:p text:style-name="P28"><text:span text:style-name="Strong_20_Emphasis">Fitur Utama:</text:span></text:p>
              <text:list>
                <text:list-item>
                  <text:p text:style-name="P28">Tabel laporan (checklist item, status, remarks, tanggal selesai)</text:p>
                </text:list-item>
                <text:list-item>
                  <text:p text:style-name="P28">Filter berdasarkan tanggal, status, asset, dll.</text:p>
                </text:list-item>
                <text:list-item>
                  <text:p text:style-name="P27">Export laporan dalam format PDF atau Excel</text:p>
                </text:list-item>
              </text:list>
            </text:list-item>
          </text:list>
        </text:list-item>
      </text:list>
      <text:p text:style-name="Horizontal_20_Line"/>
      <text:h text:style-name="Heading_20_4" text:outline-level="4"><text:span text:style-name="Strong_20_Emphasis">6. Halaman Berdasarkan Fungsionalitas Sistem</text:span></text:h>
      <text:p text:style-name="Text_20_body">Beberapa halaman dapat diakses oleh lebih dari satu peran pengguna sesuai kebutuhan.</text:p>
      <text:list xml:id="list1855797945" text:style-name="L13">
        <text:list-item>
          <text:p text:style-name="P29"><text:span text:style-name="Strong_20_Emphasis">Asset Management</text:span></text:p>
          <text:list>
            <text:list-item>
              <text:p text:style-name="P30"><text:span text:style-name="Strong_20_Emphasis">Asset List Page</text:span></text:p>
            </text:list-item>
            <text:list-item>
              <text:p text:style-name="P30"><text:span text:style-name="Strong_20_Emphasis">Add/Edit Asset Page</text:span></text:p>
            </text:list-item>
            <text:list-item>
              <text:p text:style-name="P30"><text:span text:style-name="Strong_20_Emphasis">Asset Details Page</text:span></text:p>
            </text:list-item>
          </text:list>
        </text:list-item>
        <text:list-item>
          <text:p text:style-name="P29"><text:span text:style-name="Strong_20_Emphasis">User Management (Admin)</text:span></text:p>
          <text:list>
            <text:list-item>
              <text:p text:style-name="P30"><text:span text:style-name="Strong_20_Emphasis">User List Page</text:span></text:p>
            </text:list-item>
            <text:list-item>
              <text:p text:style-name="P30"><text:span text:style-name="Strong_20_Emphasis">Add/Edit User Page</text:span></text:p>
            </text:list-item>
            <text:list-item>
              <text:p text:style-name="P30"><text:span text:style-name="Strong_20_Emphasis">User Details Page</text:span></text:p>
            </text:list-item>
          </text:list>
        </text:list-item>
        <text:list-item>
          <text:p text:style-name="P29"><text:soft-page-break/><text:span text:style-name="Strong_20_Emphasis">Checklists Management</text:span></text:p>
          <text:list>
            <text:list-item>
              <text:p text:style-name="P30"><text:span text:style-name="Strong_20_Emphasis">Checklists List Page</text:span></text:p>
            </text:list-item>
            <text:list-item>
              <text:p text:style-name="P30"><text:span text:style-name="Strong_20_Emphasis">Add/Edit Checklist Page</text:span></text:p>
            </text:list-item>
            <text:list-item>
              <text:p text:style-name="P30"><text:span text:style-name="Strong_20_Emphasis">Checklist Details Page</text:span></text:p>
            </text:list-item>
          </text:list>
        </text:list-item>
        <text:list-item>
          <text:p text:style-name="P29"><text:span text:style-name="Strong_20_Emphasis">Checklist Templates Management (Admin/Supervisor)</text:span></text:p>
          <text:list>
            <text:list-item>
              <text:p text:style-name="P30"><text:span text:style-name="Strong_20_Emphasis">Checklist Templates List Page</text:span></text:p>
            </text:list-item>
            <text:list-item>
              <text:p text:style-name="P30"><text:span text:style-name="Strong_20_Emphasis">Add/Edit Checklist Template Page</text:span></text:p>
            </text:list-item>
          </text:list>
        </text:list-item>
        <text:list-item>
          <text:p text:style-name="P29"><text:span text:style-name="Strong_20_Emphasis">Reports</text:span></text:p>
          <text:list>
            <text:list-item>
              <text:p text:style-name="P30"><text:span text:style-name="Strong_20_Emphasis">Manager Reports Page</text:span></text:p>
            </text:list-item>
            <text:list-item>
              <text:p text:style-name="P30"><text:span text:style-name="Strong_20_Emphasis">Supervisor Reports Page (Divisi)</text:span></text:p>
            </text:list-item>
            <text:list-item>
              <text:p text:style-name="P30"><text:span text:style-name="Strong_20_Emphasis">Technician Reports Page (Personal)</text:span></text:p>
            </text:list-item>
          </text:list>
        </text:list-item>
        <text:list-item>
          <text:p text:style-name="P29"><text:span text:style-name="Strong_20_Emphasis">Audit Logs (Manager/Admin)</text:span></text:p>
          <text:list>
            <text:list-item>
              <text:p text:style-name="P30"><text:span text:style-name="Strong_20_Emphasis">Audit Logs Page</text:span></text:p>
            </text:list-item>
          </text:list>
        </text:list-item>
        <text:list-item>
          <text:p text:style-name="P29"><text:span text:style-name="Strong_20_Emphasis">Settings Page (Admin)</text:span></text:p>
          <text:list>
            <text:list-item>
              <text:p text:style-name="P30"><text:span text:style-name="Strong_20_Emphasis">Deskripsi:</text:span> Pengaturan sistem seperti konfigurasi email, integrasi, backup, dll.</text:p>
            </text:list-item>
            <text:list-item>
              <text:p text:style-name="P30"><text:span text:style-name="Strong_20_Emphasis">Fitur Utama:</text:span></text:p>
              <text:list>
                <text:list-item>
                  <text:p text:style-name="P30">Pengaturan sistem</text:p>
                </text:list-item>
                <text:list-item>
                  <text:p text:style-name="P30">Manajemen integrasi</text:p>
                </text:list-item>
                <text:list-item>
                  <text:p text:style-name="P29">Backup dan restore data</text:p>
                </text:list-item>
              </text:list>
            </text:list-item>
          </text:list>
        </text:list-item>
      </text:list>
      <text:p text:style-name="Horizontal_20_Line"/>
      <text:h text:style-name="Heading_20_4" text:outline-level="4"><text:span text:style-name="Strong_20_Emphasis">7. Penanganan Perubahan Checklist Templates</text:span></text:h>
      <text:p text:style-name="Text_20_body">Untuk memastikan bahwa perubahan pada <text:span text:style-name="Strong_20_Emphasis">Checklist Templates</text:span> tidak mengubah <text:span text:style-name="Strong_20_Emphasis">Checklists</text:span> yang telah dikerjakan sebelumnya, sistem menggunakan mekanisme versi pada <text:span text:style-name="Strong_20_Emphasis">Checklist Templates</text:span>.</text:p>
      <text:list xml:id="list256473557" text:style-name="L14">
        <text:list-item>
          <text:p text:style-name="P31"><text:span text:style-name="Strong_20_Emphasis">Implementasi Versi pada Checklist Templates</text:span></text:p>
          <text:list>
            <text:list-item>
              <text:p text:style-name="P32"><text:span text:style-name="Strong_20_Emphasis">Versi Terkini:</text:span> Setiap kali Checklist Template diubah, sistem membuat entri baru dengan <text:span text:style-name="Source_20_Text">version_number</text:span> yang ditingkatkan.</text:p>
            </text:list-item>
            <text:list-item>
              <text:p text:style-name="P32"><text:span text:style-name="Strong_20_Emphasis">Checklist Baru:</text:span> Checklists yang dibuat setelah perubahan merujuk ke versi terbaru dari Checklist Template.</text:p>
            </text:list-item>
            <text:list-item>
              <text:p text:style-name="P32"><text:span text:style-name="Strong_20_Emphasis">Checklist Lama:</text:span> Checklists yang sudah ada tetap merujuk ke versi lama, menjaga konsistensi data historis.</text:p>
            </text:list-item>
          </text:list>
        </text:list-item>
        <text:list-item>
          <text:p text:style-name="P31"><text:span text:style-name="Strong_20_Emphasis">Menyalin Checklist_Template_Items</text:span></text:p>
          <text:list>
            <text:list-item>
              <text:p text:style-name="P32">Saat membuat versi baru, semua item checklist dari versi lama disalin ke versi baru.</text:p>
            </text:list-item>
            <text:list-item>
              <text:p text:style-name="P32">Item checklist dapat ditambah, diubah, atau dihapus pada versi baru tanpa mengganggu versi lama.</text:p>
            </text:list-item>
          </text:list>
        </text:list-item>
        <text:list-item>
          <text:p text:style-name="P31"><text:span text:style-name="Strong_20_Emphasis">Pembuatan Checklist Berdasarkan Template Terbaru</text:span></text:p>
          <text:list>
            <text:list-item>
              <text:p text:style-name="P32"><text:soft-page-break/>Saat Supervisor membuat checklist baru untuk aset, sistem secara otomatis memilih Checklist Template dengan <text:span text:style-name="Source_20_Text">version_number</text:span> tertinggi (versi terbaru) untuk divisi tersebut.</text:p>
            </text:list-item>
          </text:list>
        </text:list-item>
        <text:list-item>
          <text:p text:style-name="P31"><text:span text:style-name="Strong_20_Emphasis">Validasi Supervisor dan Divisi</text:span></text:p>
          <text:list>
            <text:list-item>
              <text:p text:style-name="P32"><text:span text:style-name="Strong_20_Emphasis">Supervisor Selection:</text:span> Supervisor yang dipilih untuk Checklist berasal dari divisi yang sama dengan aset tersebut.</text:p>
            </text:list-item>
            <text:list-item>
              <text:p text:style-name="P32"><text:span text:style-name="Strong_20_Emphasis">Kontrol Akses:</text:span> Backend memastikan supervisor yang dipilih berada dalam divisi yang sama dengan aset melalui validasi.</text:p>
            </text:list-item>
          </text:list>
        </text:list-item>
        <text:list-item>
          <text:p text:style-name="P31"><text:span text:style-name="Strong_20_Emphasis">Notifikasi Perubahan Template</text:span></text:p>
          <text:list>
            <text:list-item>
              <text:p text:style-name="P31">Setelah Checklist Template diperbarui, Supervisor diberi notifikasi untuk mereview dan menerapkan template terbaru ke aset yang relevan.</text:p>
            </text:list-item>
          </text:list>
        </text:list-item>
      </text:list>
      <text:p text:style-name="Horizontal_20_Line"/>
      <text:h text:style-name="Heading_20_4" text:outline-level="4"><text:span text:style-name="Strong_20_Emphasis">8. Diagram Alur Navigasi Halaman</text:span></text:h>
      <text:p text:style-name="Text_20_body">Berikut adalah gambaran visual tentang alur navigasi antar halaman, dikategorikan berdasarkan peran pengguna:</text:p>
      <text:p text:style-name="Preformatted_20_Text">java</text:p>
      <text:p text:style-name="Preformatted_20_Text">Copy code</text:p>
      <text:p text:style-name="P1"><text:span text:style-name="Source_20_Text">Login Page</text:span></text:p>
      <text:p text:style-name="P1"><text:span text:style-name="Source_20_Text"><text:s text:c="4"/>|</text:span></text:p>
      <text:p text:style-name="P1"><text:span text:style-name="Source_20_Text"><text:s text:c="4"/>v</text:span></text:p>
      <text:p text:style-name="P1"><text:span text:style-name="Source_20_Text">Dashboard (berbeda untuk setiap role)</text:span></text:p>
      <text:p text:style-name="P1"><text:span text:style-name="Source_20_Text"><text:s text:c="4"/>|</text:span></text:p>
      <text:p text:style-name="P1"><text:span text:style-name="Source_20_Text"><text:s text:c="4"/>+-------------------+----------------------+------------------+-----------------+</text:span></text:p>
      <text:p text:style-name="P1"><text:span text:style-name="Source_20_Text"><text:s text:c="4"/>| <text:s text:c="18"/>| <text:s text:c="21"/>| <text:s text:c="17"/>| <text:s text:c="16"/>|</text:span></text:p>
      <text:p text:style-name="P1"><text:span text:style-name="Source_20_Text">Admin Dashboard <text:s text:c="2"/>Manager Dashboard <text:s text:c="6"/>Supervisor Dashboard <text:s/>Technician Dashboard</text:span></text:p>
      <text:p text:style-name="P1"><text:span text:style-name="Source_20_Text"><text:s text:c="4"/>| <text:s text:c="18"/>| <text:s text:c="21"/>| <text:s text:c="17"/>|</text:span></text:p>
      <text:p text:style-name="P1"><text:span text:style-name="Source_20_Text"><text:s text:c="4"/>| <text:s text:c="18"/>| <text:s text:c="21"/>| <text:s text:c="17"/>|</text:span></text:p>
      <text:p text:style-name="P1"><text:span text:style-name="Source_20_Text">Asset Management <text:s text:c="3"/>Reports Page (Manager) <text:s text:c="2"/>Checklists Management <text:s text:c="4"/>Tasks Page</text:span></text:p>
      <text:p text:style-name="P1"><text:span text:style-name="Source_20_Text"><text:s text:c="4"/>| <text:s text:c="18"/>| <text:s text:c="21"/>| <text:s text:c="17"/>|</text:span></text:p>
      <text:p text:style-name="P1"><text:span text:style-name="Source_20_Text">User Management <text:s text:c="5"/>Audit Logs Page <text:s text:c="7"/>Checklist Templates <text:s text:c="5"/>Asset Details</text:span></text:p>
      <text:p text:style-name="P1"><text:span text:style-name="Source_20_Text"><text:s text:c="4"/>| <text:s text:c="18"/>| <text:s text:c="21"/>| <text:s text:c="17"/>|</text:span></text:p>
      <text:p text:style-name="P1"><text:span text:style-name="Source_20_Text">Checklist Templates <text:s text:c="2"/>Settings Page <text:s text:c="9"/>Reports Page (Divisi) <text:s text:c="4"/>Reports Page (Personal)</text:span></text:p>
      <text:p text:style-name="P1"><text:span text:style-name="Source_20_Text"><text:s text:c="4"/>|</text:span></text:p>
      <text:p text:style-name="P2"><text:span text:style-name="Source_20_Text">Audit Logs Page</text:span></text:p>
      <text:p text:style-name="Horizontal_20_Line"/>
      <text:h text:style-name="Heading_20_4" text:outline-level="4"><text:span text:style-name="Strong_20_Emphasis">9. Kesimpulan</text:span></text:h>
      <text:p text:style-name="Text_20_body">Dengan daftar halaman yang ternormalisasi ini, sistem <text:span text:style-name="Strong_20_Emphasis">Asset Maintenance Mall</text:span> memastikan bahwa setiap peran pengguna memiliki akses ke halaman yang relevan dengan tugas dan tanggung jawab mereka. <text:span text:style-name="Strong_20_Emphasis">Admin</text:span> memiliki kontrol penuh atas manajemen aset dan pengguna, <text:span text:style-name="Strong_20_Emphasis">Manager</text:span> fokus pada pemantauan dan pelaporan, <text:span text:style-name="Strong_20_Emphasis">Supervisor</text:span> mengelola checklists dan tugas pemeliharaan, sementara <text:soft-page-break/><text:span text:style-name="Strong_20_Emphasis">Technician</text:span> fokus pada penyelesaian tugas pemeliharaan. Mekanisme versi pada <text:span text:style-name="Strong_20_Emphasis">Checklist Templates</text:span> memastikan bahwa perubahan tidak mempengaruhi checklists yang sudah diselesaikan, menjaga konsistensi dan integritas data historis. Integrasi QR Code dan fitur-fitur UX lainnya meningkatkan efisiensi dan akurasi operasional, memberikan pengalaman pengguna yang optimal.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6:21:00.088345676</meta:creation-date>
    <dc:date>2024-12-04T17:42:34.630652240</dc:date>
    <meta:editing-duration>PT1M2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8" meta:paragraph-count="224" meta:word-count="1563" meta:character-count="10811" meta:non-whitespace-character-count="9276"/>
  </office:meta>
</office:document-meta>
</file>